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799in" style:rel-width="50%" table:align="center"/>
    </style:style>
    <style:style style:name="Tableau6.A" style:family="table-column">
      <style:table-column-properties style:column-width="2.4799in" style:rel-column-width="3643*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ejaVu Sans" fo:font-weight="bold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fo:color="#000000" style:font-name="Arial" fo:font-size="8pt" fo:font-style="italic" style:font-size-asian="8pt" style:font-style-asian="italic" style:font-size-complex="8pt" style:font-style-complex="italic"/>
    </style:style>
    <style:style style:name="P7" style:family="paragraph" style:parent-style-name="Footer">
      <style:paragraph-properties fo:text-align="center" style:justify-single-word="false"/>
      <style:text-properties fo:color="#000000" style:font-name="DejaVu Sans" fo:font-size="9pt" fo:font-style="italic" style:font-size-asian="9pt" style:font-style-asian="italic" style:font-size-complex="9pt" style:font-style-complex="italic"/>
    </style:style>
    <style:style style:name="P8" style:family="paragraph" style:parent-style-name="Footer">
      <style:text-properties style:font-name="DejaVu Sans"/>
    </style:style>
    <style:style style:name="P9" style:family="paragraph" style:parent-style-name="Footer">
      <style:paragraph-properties fo:text-align="start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Footer">
      <style:paragraph-properties fo:text-align="start" style:justify-single-word="false"/>
      <style:text-properties style:font-name="DejaVu Sans" fo:font-weight="normal" style:font-weight-asian="normal" style:font-weight-complex="normal"/>
    </style:style>
    <style:style style:name="P11" style:family="paragraph" style:parent-style-name="Footer">
      <style:paragraph-properties fo:text-align="center" style:justify-single-word="false"/>
      <style:text-properties style:font-name="DejaVu Sans"/>
    </style:style>
    <style:style style:name="P12" style:family="paragraph" style:parent-style-name="Footer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13" style:family="paragraph" style:parent-style-name="Footer">
      <style:paragraph-properties fo:text-align="start" style:justify-single-word="false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style:font-name="DejaVu Sans" fo:font-size="14pt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DejaVu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text-properties style:font-name="DejaVu Sans" fo:font-size="11pt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DejaVu Sans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text-properties style:font-name="DejaVu Sans"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DejaVu Sans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DejaVu Sans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29" style:family="paragraph" style:parent-style-name="Table_20_Contents">
      <style:text-properties style:font-name="DejaVu Sans" fo:font-size="9pt" style:text-underline-style="none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9pt" style:text-underline-style="none" style:font-size-asian="9pt" style:font-size-complex="9pt"/>
    </style:style>
    <style:style style:name="P31" style:family="paragraph" style:parent-style-name="Standard">
      <style:text-properties fo:color="#000000" style:font-name="DejaVu Sans"/>
    </style:style>
    <style:style style:name="P32" style:family="paragraph" style:parent-style-name="Standard">
      <style:paragraph-properties style:snap-to-layout-grid="false"/>
      <style:text-properties fo:color="#000000" style:font-name="DejaVu Sans"/>
    </style:style>
    <style:style style:name="P33" style:family="paragraph" style:parent-style-name="Standard">
      <style:paragraph-properties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000000" style:font-name="DejaVu Sans" fo:font-size="11pt" style:font-size-asian="11pt" style:font-size-complex="11pt"/>
    </style:style>
    <style:style style:name="P35" style:family="paragraph" style:parent-style-name="Standard">
      <style:text-properties style:font-name="DejaVu Sans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DejaVu Sans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8" style:family="paragraph" style:parent-style-name="Standard"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1" style:family="paragraph" style:parent-style-name="Standard">
      <style:paragraph-properties fo:margin-left="0.9791in" fo:margin-right="-0.0008in" fo:text-indent="0in" style:auto-text-indent="false"/>
      <style:text-properties fo:color="#000000" style:font-name="DejaVu Sans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0in" fo:margin-right="-0.0008in" fo:text-indent="0in" style:auto-text-indent="false"/>
      <style:text-properties fo:color="#000000" style:font-name="DejaVu Sans" fo:font-size="11pt" style:font-size-asian="11pt" style:font-size-complex="11pt"/>
    </style:style>
    <style:style style:name="P44" style:family="paragraph" style:parent-style-name="Standard">
      <style:paragraph-properties fo:margin-left="0in" fo:margin-right="-0.0008in" fo:text-align="start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5" style:family="paragraph" style:parent-style-name="Standard">
      <style:paragraph-properties fo:margin-left="0in" fo:margin-right="-0.0008in" fo:text-align="center" style:justify-single-word="false" fo:text-indent="0in" style:auto-text-indent="false"/>
      <style:text-properties fo:color="#000000" style:font-name="DejaVu Sans" fo:font-size="11pt" style:font-size-asian="11pt" style:font-size-complex="11pt"/>
    </style:style>
    <style:style style:name="P46" style:family="paragraph" style:parent-style-name="Standard">
      <style:paragraph-properties fo:break-before="column" style:snap-to-layout-grid="false"/>
      <style:text-properties fo:color="#000000" style:font-name="DejaVu Sans" fo:font-size="11pt" fo:font-weight="bold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center" style:justify-single-word="false" fo:break-before="page"/>
      <style:text-properties style:font-name="DejaVu Sans" fo:font-weight="bold" style:font-weight-asian="bold" style:font-weight-complex="bold"/>
    </style:style>
    <style:style style:name="P48" style:family="paragraph" style:parent-style-name="Table_20_Contents">
      <style:paragraph-properties fo:margin-left="0.0008in" fo:margin-right="0.0008in" fo:text-align="center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9" style:family="paragraph" style:parent-style-name="Table_20_Contents">
      <style:paragraph-properties fo:margin-left="0.0008in" fo:margin-right="0.0008in" fo:text-align="center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Fram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1" style:family="paragraph" style:parent-style-name="Footer">
      <style:paragraph-properties fo:text-align="start" style:justify-single-word="false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5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font-size="11pt" fo:letter-spacing="normal" fo:font-weight="bold" style:font-size-asian="11pt" style:font-weight-asian="bold" style:font-size-complex="11pt" style:font-weight-complex="bold"/>
    </style:style>
    <style:style style:name="T4" style:family="text">
      <style:text-properties style:font-name="DejaVu Sans" fo:font-size="8pt" style:font-size-asian="8pt" style:font-size-complex="8pt"/>
    </style:style>
    <style:style style:name="T5" style:family="text">
      <style:text-properties fo:color="#000000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3291840" text:id="ct53291840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53292096" text:id="ct5329209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3498864" text:id="ct5349886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3521056" text:id="ct5352105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3430672" text:id="ct53430672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3564688" text:id="ct53564688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53497120" text:id="ct534971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3599392" text:id="ct5359939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3562688" text:id="ct535626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46981680" text:id="ct4698168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3332112" text:id="ct5333211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3666064" text:id="ct5366606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3666256" text:id="ct53666256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3691520" text:id="ct5369152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3675584" text:id="ct5367558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3687040" text:id="ct53687040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3550720" text:id="ct53550720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53669616" text:id="ct5366961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3686848" text:id="ct5368684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3739936" text:id="ct5373993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3657168" text:id="ct5365716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2966624" text:id="ct5296662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1881008" text:id="ct5188100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2967616" text:id="ct529676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3780096" text:id="ct5378009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9515344" text:id="ct6951534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P6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P7"><text:change-start text:change-id="ct53291840"/>_('Powered by http://geotrek.fr')<text:change-end text:change-id="ct53291840"/> – <text:change-start text:change-id="ct53292096"/>_('This project is co-financed by the European Union (FEDER, ALCOTRA). Europe is involved in Massif Alpin with the European regional development fund.')<text:change-end text:change-id="ct53292096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<draw:frame text:anchor-type="as-char" svg:y="-0.1118in" draw:z-index="0" draw:style-name="gr1" draw:text-style-name="P53" svg:width="0.2189in" svg:height="0.2189in"><draw:image xlink:href="Pictures/10000201000000200000002016917E30.png" xlink:type="simple" xlink:show="embed" xlink:actuate="onLoad"><text:p/></draw:image></draw:frame><text:change-start text:change-id="ct53498864"/><text:span text:style-name="T1">_('Transport')</text:span><text:change-end text:change-id="ct53498864"/><text:span text:style-name="T1"> </text:span></text:p>
            <text:p text:style-name="P35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24"><text:change-start text:change-id="ct53521056"/>_('Other treks')<text:change-end text:change-id="ct53521056"/></text:p>
            <text:p text:style-name="P18"><text:conditional-text text:condition="ooow:true" text:string-value-if-true="other.name" text:string-value-if-false="">other.name</text:conditional-text><office:annotation><dc:creator>mle </dc:creator><dc:date>2013-06-07T16:02:29</dc:date><text:p text:style-name="P52"><text:span text:style-name="T5">do text for other in object.related.all()</text:span></text:p></office:annotation></text:p>
          </table:table-cell>
        </table:table-row>
      </table:table>
      <text:p text:style-name="P8"><text:change-start text:change-id="ct53430672"/>_('To check the practicability of the hiking paths and to know more about the National park, please visit us or call us at')<text:change-end text:change-id="ct53430672"/> :</text:p>
      <text:p text:style-name="P8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"><text:change-start text:change-id="ct53564688"/>object.information_desk.name<text:change-end text:change-id="ct53564688"/></text:p>
            <text:p text:style-name="P10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P11"/>
      <text:p text:style-name="P12"><text:change-start text:change-id="ct53497120"/>_('Edition of')<text:change-end text:change-id="ct53497120"/> <text:date style:data-style-name="N76" text:date-value="2013-10-15T15:50:10.99">15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4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6"><text:conditional-text text:condition="ooow:true" text:string-value-if-true="object.name" text:string-value-if-false="">object.name</text:conditional-text></text:p>
            <text:p text:style-name="P2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28"><text:change-start text:change-id="ct53599392"/>_('Duration')<text:change-end text:change-id="ct53599392"/></text:p>
            <text:p text:style-name="P21"><text:conditional-text text:condition="ooow:true" text:string-value-if-true="object.duration_pretty" text:string-value-if-false="">object.duration_pretty</text:conditional-text></text:p>
            <text:p text:style-name="P19"/>
            <text:p text:style-name="P27"><text:change-start text:change-id="ct53562688"/>_('Length')<text:change-end text:change-id="ct53562688"/></text:p>
            <text:p text:style-name="P21"><text:conditional-text text:condition="ooow:true" text:string-value-if-true="object.length_kilometer" text:string-value-if-false="">object.length_kilometer</text:conditional-text> km</text:p>
            <text:p text:style-name="P19"/>
            <text:p text:style-name="P29"><text:change-start text:change-id="ct46981680"/>_('Trek ascent')<text:change-end text:change-id="ct46981680"/></text:p>
            <text:p text:style-name="P21"><text:conditional-text text:condition="ooow:true" text:string-value-if-true="object.ascent" text:string-value-if-false="">object.ascent</text:conditional-text> m</text:p>
            <text:p text:style-name="P19"/>
            <text:p text:style-name="P27"><text:change-start text:change-id="ct53332112"/>_('Type')<text:change-end text:change-id="ct53332112"/></text:p>
            <text:p text:style-name="P21"><text:conditional-text text:condition="ooow:true" text:string-value-if-true="object.route" text:string-value-if-false="">object.route</text:conditional-text></text:p>
            <text:p text:style-name="P19"/>
            <text:p text:style-name="P27"><text:change-start text:change-id="ct53666064"/>_('Difficulty')<text:change-end text:change-id="ct53666064"/></text:p>
            <text:p text:style-name="P21"><text:conditional-text text:condition="ooow:true" text:string-value-if-true="object.difficulty" text:string-value-if-false="">object.difficulty</text:conditional-text></text:p>
            <text:p text:style-name="P19"/>
            <text:p text:style-name="P30"><text:change-start text:change-id="ct53666256"/>_('Usages')<text:change-end text:change-id="ct53666256"/></text:p>
            <text:p text:style-name="P49"><text:conditional-text text:condition="ooow:true" text:string-value-if-true="usage.usage" text:string-value-if-false="">usage.usage</text:conditional-text><office:annotation><dc:creator>mle </dc:creator><dc:date>2013-06-06T17:26:17</dc:date><text:p text:style-name="P52"><text:span text:style-name="T5">do text for usage in object.usages.all()</text:span></text:p></office:annotation></text:p>
            <text:p text:style-name="P20"/>
            <text:p text:style-name="P28"><text:change-start text:change-id="ct53691520"/>_('Themes')<text:change-end text:change-id="ct53691520"/></text:p>
            <text:p text:style-name="P48"><text:conditional-text text:condition="ooow:true" text:string-value-if-true="theme.label" text:string-value-if-false="">theme.label</text:conditional-text><office:annotation><dc:creator>mle </dc:creator><dc:date>2013-06-06T17:26:52</dc:date><text:p text:style-name="P52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36">im<office:annotation><dc:creator>mle </dc:creator><dc:date>2013-06-06T17:13:19</dc:date><text:p text:style-name="P52"><text:span text:style-name="T5">do text</text:span></text:p><text:p text:style-name="P52"><text:span text:style-name="T5">from document(at=MEDIA_ROOT+object.picture_print.name, anchor='as-char',size=(10,5))</text:span></text:p></office:annotation>age</text:p>
            <text:p text:style-name="P36"/>
            <text:p text:style-name="P39"><text:conditional-text text:condition="ooow:true" text:string-value-if-true="object.description_teaser" text:string-value-if-false="">object.description_teaser</text:conditional-text></text:p>
            <text:p text:style-name="P37"/>
            <text:p text:style-name="P37"><text:conditional-text text:condition="ooow:true" text:string-value-if-true="object.ambiance" text:string-value-if-false="">object.ambiance</text:conditional-text></text:p>
            <text:p text:style-name="P41"/>
            <text:p text:style-name="P42"/>
            <text:p text:style-name="P42"><text:change-start text:change-id="ct53675584"/>_('Access')<text:change-end text:change-id="ct53675584"/></text:p>
            <text:p text:style-name="P43"><text:conditional-text text:condition="ooow:true" text:string-value-if-true="object.access" text:string-value-if-false="">object.access</text:conditional-text></text:p>
            <text:p text:style-name="P40"/>
            <text:p text:style-name="P43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53687040"/><text:span text:style-name="T1">_('Advised parking')</text:span><text:change-end text:change-id="ct53687040"/></text:p>
            <text:p text:style-name="P44"><text:conditional-text text:condition="ooow:true" text:string-value-if-true="object.advised_parking" text:string-value-if-false="">object.advised_parking</text:conditional-text></text:p>
            <text:p text:style-name="P45"/>
            <text:p text:style-name="P45"/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0"><text:span text:style-name="T4"><office:annotation><dc:creator>mle </dc:creator><dc:date>2013-06-11T16:33:52</dc:date><text:p text:style-name="P52"><text:span text:style-name="T6">do table if object.is_park_centered</text:span></text:p></office:annotation></text:span><text:change-start text:change-id="ct53550720"/><text:span text:style-name="T4">_('This hike is at the heart of the national park &gt; The national park is an unrestricted natural area but subjected to regulations which must be known by all visitors</text:span>.')<text:change-end text:change-id="ct53550720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7">i<office:annotation><dc:creator>mle </dc:creator><dc:date>2013-06-07T15:45:12</dc:date><text:p text:style-name="P52"><text:span text:style-name="T5">do text</text:span></text:p><text:p text:style-name="P52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25"><text:change-start text:change-id="ct53669616"/>_('Altimetric profile')<text:change-end text:change-id="ct53669616"/></text:p>
            <text:p text:style-name="P17">cha<office:annotation><dc:creator>mle </dc:creator><dc:date>2013-08-14T16:39:50</dc:date><text:p text:style-name="P52"><text:span text:style-name="T5">do text</text:span></text:p><text:p text:style-name="P52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P27"><text:change-start text:change-id="ct53686848"/>_('Min elevation')<text:change-end text:change-id="ct53686848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P27"><text:change-start text:change-id="ct53739936"/>_('Max elevation')<text:change-end text:change-id="ct53739936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P14"/>
      <text:p text:style-name="P46"><text:change-start text:change-id="ct53657168"/>_('Trek')<text:change-end text:change-id="ct53657168"/></text:p>
      <text:p text:style-name="P31"/>
      <text:p text:style-name="P3"><text:conditional-text text:condition="ooow:true" text:string-value-if-true="object.description" text:string-value-if-false="">object.description</text:conditional-text>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<text:change-start text:change-id="ct52966624"/>_('Advice')<text:change-end text:change-id="ct52966624"/></text:p>
            <text:p text:style-name="P34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32"><text:span text:style-name="T2">♿</text:span><text:change-start text:change-id="ct51881008"/><text:span text:style-name="T3">_('Disabled infrastructures')</text:span><text:change-end text:change-id="ct51881008"/></text:p>
            <text:p text:style-name="P3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P2"/>
      <text:p text:style-name="P4"><text:change-start text:change-id="ct52967616"/>_('On the way...')<text:change-end text:change-id="ct52967616"/></text:p>
      <text:p text:style-name="P5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2"><office:annotation><dc:creator>mle </dc:creator><dc:date>2013-06-06T17:37:37</dc:date><text:p text:style-name="P52"><text:span text:style-name="T5">do table for poi in object.pois</text:span></text:p></office:annotation> pi<office:annotation><dc:creator>mle </dc:creator><dc:date>2013-06-06T17:38:25</dc:date><text:p text:style-name="P52"><text:span text:style-name="T5">do text</text:span></text:p><text:p text:style-name="P52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22"><text:conditional-text text:condition="ooow:true" text:string-value-if-true="poi.name" text:string-value-if-false="">poi.name</text:conditional-text></text:p>
            </table:table-cell>
          </table:table-row>
        </table:table>
        <text:p text:style-name="P5"/>
      </text:section>
      <text:p text:style-name="P2"/>
      <text:p text:style-name="P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2"><office:annotation><dc:creator>mle </dc:creator><dc:date>2013-06-07T17:33:47</dc:date><text:p text:style-name="P52"><text:span text:style-name="T5">do table for poi in object.pois</text:span></text:p></office:annotation>ima<office:annotation><dc:creator>mle </dc:creator><dc:date>2013-06-07T17:30:55</dc:date><text:p text:style-name="P52"><text:span text:style-name="T5">do text</text:span></text:p><text:p text:style-name="P52"><text:span text:style-name="T5">from document(at=MEDIA_ROOT+poi.thumbnail.name, anchor='as-char')</text:span></text:p></office:annotation>ge</text:p>
            <text:p text:style-name="P26"><text:conditional-text text:condition="ooow:true" text:string-value-if-true="poi.name" text:string-value-if-false="">poi.name</text:conditional-text></text:p>
            <text:p text:style-name="P13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P51">(<text:change-start text:change-id="ct53780096"/>_('Attribution')<text:change-end text:change-id="ct53780096"/>: <text:change-start text:change-id="ct69515344"/>poi.pictures[0].author<text:change-end text:change-id="ct69515344"/>)</text:p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1" svg:font-family="Ubuntu" style:font-family-generic="swiss"/>
    <style:font-face style:name="Ubuntu" svg:font-family="Ubuntu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5T15:50:11</dc:date>
    <dc:creator>mle </dc:creator>
    <meta:editing-duration>PT5H37M31S</meta:editing-duration>
    <meta:editing-cycles>70</meta:editing-cycles>
    <meta:generator>LibreOffice/3.5$Linux_X86_64 LibreOffice_project/350m1$Build-2</meta:generator>
    <meta:document-statistic meta:table-count="8" meta:image-count="4" meta:object-count="0" meta:page-count="2" meta:paragraph-count="52" meta:word-count="173" meta:character-count="1311" meta:non-whitespace-character-count="1206"/>
  </office:meta>
</office:document-meta>
</file>